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uration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y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46.843" calcext:value-type="float">
            <text:p>46.843</text:p>
          </table:table-cell>
          <table:table-cell table:formula="of:=[.B2]/[.B2]" office:value-type="float" office:value="1" calcext:value-type="float">
            <text:p>1</text:p>
          </table:table-cell>
          <table:table-cell table:formula="of:=[.C2]/16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sum_mutex</text:p>
          </table:table-cell>
          <table:table-cell office:value-type="float" office:value="45.919" calcext:value-type="float">
            <text:p>45.919</text:p>
          </table:table-cell>
          <table:table-cell table:formula="of:=[.B2]/[.B3]" office:value-type="float" office:value="1.02012238942486" calcext:value-type="float">
            <text:p>1.02012238942486</text:p>
          </table:table-cell>
          <table:table-cell table:formula="of:=[.C3]/16" office:value-type="float" office:value="0.0637576493390536" calcext:value-type="float">
            <text:p>0.0637576493390536</text:p>
          </table:table-cell>
        </table:table-row>
        <table:table-row table:style-name="ro1">
          <table:table-cell office:value-type="string" calcext:value-type="string">
            <text:p>sum_atomic</text:p>
          </table:table-cell>
          <table:table-cell office:value-type="float" office:value="45.574" calcext:value-type="float">
            <text:p>45.574</text:p>
          </table:table-cell>
          <table:table-cell table:formula="of:=[.B2]/[.B4]" office:value-type="float" office:value="1.02784482380305" calcext:value-type="float">
            <text:p>1.02784482380305</text:p>
          </table:table-cell>
          <table:table-cell table:formula="of:=[.C4]/16" office:value-type="float" office:value="0.0642403014876904" calcext:value-type="float">
            <text:p>0.0642403014876904</text:p>
          </table:table-cell>
        </table:table-row>
        <table:table-row table:style-name="ro1">
          <table:table-cell office:value-type="string" calcext:value-type="string">
            <text:p>sum reduction</text:p>
          </table:table-cell>
          <table:table-cell office:value-type="float" office:value="45.868" calcext:value-type="float">
            <text:p>45.868</text:p>
          </table:table-cell>
          <table:table-cell table:formula="of:=[.B2]/[.B5]" office:value-type="float" office:value="1.021256649516" calcext:value-type="float">
            <text:p>1.021256649516</text:p>
          </table:table-cell>
          <table:table-cell table:formula="of:=[.C5]/16" office:value-type="float" office:value="0.0638285405947502" calcext:value-type="float">
            <text:p>0.0638285405947502</text:p>
          </table:table-cell>
        </table:table-row>
        <table:table-row table:style-name="ro1">
          <table:table-cell office:value-type="string" calcext:value-type="string">
            <text:p>min reduction</text:p>
          </table:table-cell>
          <table:table-cell office:value-type="float" office:value="45.362" calcext:value-type="float">
            <text:p>45.362</text:p>
          </table:table-cell>
          <table:table-cell table:formula="of:=[.B2]/[.B6]" office:value-type="float" office:value="1.03264847228958" calcext:value-type="float">
            <text:p>1.03264847228958</text:p>
          </table:table-cell>
          <table:table-cell table:formula="of:=[.C6]/16" office:value-type="float" office:value="0.0645405295180989" calcext:value-type="float">
            <text:p>0.0645405295180989</text:p>
          </table:table-cell>
        </table:table-row>
        <table:table-row table:style-name="ro1">
          <table:table-cell office:value-type="string" calcext:value-type="string">
            <text:p>max_reduction</text:p>
          </table:table-cell>
          <table:table-cell office:value-type="float" office:value="45.214" calcext:value-type="float">
            <text:p>45.214</text:p>
          </table:table-cell>
          <table:table-cell table:formula="of:=[.B2]/[.B7]" office:value-type="float" office:value="1.03602866368824" calcext:value-type="float">
            <text:p>1.03602866368824</text:p>
          </table:table-cell>
          <table:table-cell table:formula="of:=[.C7]/16" office:value-type="float" office:value="0.0647517914805149" calcext:value-type="float">
            <text:p>0.0647517914805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0:22:09.271890577</meta:creation-date>
    <dc:date>2025-05-20T11:52:44.524151903</dc:date>
    <meta:editing-duration>PT1H30M35S</meta:editing-duration>
    <meta:editing-cycles>3</meta:editing-cycles>
    <meta:generator>LibreOffice/7.4.7.2$Linux_X86_64 LibreOffice_project/40$Build-2</meta:generator>
    <meta:document-statistic meta:table-count="1" meta:cell-count="27" meta:object-count="0"/>
  </office:meta>
</office:document-meta>
</file>